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ulia Ionita</meta:initial-creator>
    <meta:creation-date>2021-02-05T15:19:19</meta:creation-date>
    <meta:document-statistic meta:object-count="0"/>
    <meta:generator>OpenOffice/4.1.6$Unix OpenOffice.org_project/416m1$Build-9790</meta:generator>
  </office:meta>
</office:document-meta>
</file>